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style:writing-mode="lr-tb"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2" svg:width="8.2969in" svg:height="5.4614in" svg:x="11.5524in" svg:y="0.1646in">
            <draw:object draw:notify-on-update-of-ranges="Sheet1.I1:Sheet1.I10 Sheet1.J1:Sheet1.J10" xlink:href="./Object 1" xlink:type="simple" xlink:show="embed" xlink:actuate="onLoad">
              <loext:p text:style-name="P1">3</loext:p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7.7016in" svg:height="5.2626in" svg:x="0.7339in" svg:y="4.7346in">
            <draw:object draw:notify-on-update-of-ranges="Sheet1.A17:Sheet1.A23 Sheet1.B17:Sheet1.B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float" office:value="37.2" calcext:value-type="float">
            <text:p>37.2</text:p>
          </table:table-cell>
          <table:table-cell table:formula="of:=[.A1]*10^3" office:value-type="float" office:value="37200" calcext:value-type="float">
            <text:p>372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2*SQRT([.B1]*[.F1]*0.5461)" office:value-type="float" office:value="285.06083561233" calcext:value-type="float">
            <text:p>285.0608356123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1]/1000" office:value-type="float" office:value="0.28506083561233" calcext:value-type="float">
            <text:p>0.28506083561233</text:p>
          </table:table-cell>
          <table:table-cell table:number-columns-repeated="2"/>
        </table:table-row>
        <table:table-row table:style-name="ro1">
          <table:table-cell office:value-type="float" office:value="46.1" calcext:value-type="float">
            <text:p>46.1</text:p>
          </table:table-cell>
          <table:table-cell table:formula="of:=[.A2]*10^3" office:value-type="float" office:value="46100" calcext:value-type="float">
            <text:p>461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2*SQRT([.B2]*[.F2]*0.5461)" office:value-type="float" office:value="448.777985199809" calcext:value-type="float">
            <text:p>448.777985199809</text:p>
          </table:table-cell>
          <table:table-cell/>
          <table:table-cell office:value-type="float" office:value="2" calcext:value-type="float">
            <text:p>2</text:p>
          </table:table-cell>
          <table:table-cell table:formula="of:=[.G2]/1000" office:value-type="float" office:value="0.448777985199809" calcext:value-type="float">
            <text:p>0.448777985199809</text:p>
          </table:table-cell>
          <table:table-cell table:number-columns-repeated="2"/>
        </table:table-row>
        <table:table-row table:style-name="ro1">
          <table:table-cell office:value-type="float" office:value="42.3" calcext:value-type="float">
            <text:p>42.3</text:p>
          </table:table-cell>
          <table:table-cell table:formula="of:=[.A3]*10^3" office:value-type="float" office:value="42300" calcext:value-type="float">
            <text:p>423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2*SQRT([.B3]*[.F3]*0.5461)" office:value-type="float" office:value="526.498205125146" calcext:value-type="float">
            <text:p>526.49820512514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G3]/1000" office:value-type="float" office:value="0.526498205125146" calcext:value-type="float">
            <text:p>0.526498205125146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]*10^3" office:value-type="float" office:value="41000" calcext:value-type="float">
            <text:p>4100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2*SQRT([.B4]*[.F4]*0.5461)" office:value-type="float" office:value="598.532872948512" calcext:value-type="float">
            <text:p>598.532872948512</text:p>
          </table:table-cell>
          <table:table-cell/>
          <table:table-cell office:value-type="float" office:value="4" calcext:value-type="float">
            <text:p>4</text:p>
          </table:table-cell>
          <table:table-cell table:formula="of:=[.G4]/1000" office:value-type="float" office:value="0.598532872948512" calcext:value-type="float">
            <text:p>0.59853287294851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5]*10^3" office:value-type="float" office:value="40000" calcext:value-type="float">
            <text:p>4000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2*SQRT([.B5]*[.F5]*0.5461)" office:value-type="float" office:value="660.968985656665" calcext:value-type="float">
            <text:p>660.96898565666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G5]/1000" office:value-type="float" office:value="0.660968985656665" calcext:value-type="float">
            <text:p>0.660968985656665</text:p>
          </table:table-cell>
          <table:table-cell table:number-columns-repeated="2"/>
        </table:table-row>
        <table:table-row table:style-name="ro1">
          <table:table-cell office:value-type="float" office:value="39.5" calcext:value-type="float">
            <text:p>39.5</text:p>
          </table:table-cell>
          <table:table-cell table:formula="of:=[.A6]*10^3" office:value-type="float" office:value="39500" calcext:value-type="float">
            <text:p>3950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2*SQRT([.B6]*[.F6]*0.5461)" office:value-type="float" office:value="719.515670433939" calcext:value-type="float">
            <text:p>719.515670433939</text:p>
          </table:table-cell>
          <table:table-cell/>
          <table:table-cell office:value-type="float" office:value="6" calcext:value-type="float">
            <text:p>6</text:p>
          </table:table-cell>
          <table:table-cell table:formula="of:=[.G6]/1000" office:value-type="float" office:value="0.719515670433939" calcext:value-type="float">
            <text:p>0.719515670433939</text:p>
          </table:table-cell>
          <table:table-cell table:number-columns-repeated="2"/>
        </table:table-row>
        <table:table-row table:style-name="ro1">
          <table:table-cell office:value-type="float" office:value="39.1" calcext:value-type="float">
            <text:p>39.1</text:p>
          </table:table-cell>
          <table:table-cell table:formula="of:=[.A7]*10^3" office:value-type="float" office:value="39100" calcext:value-type="float">
            <text:p>3910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2*SQRT([.B7]*[.F7]*0.5461)" office:value-type="float" office:value="773.220718811906" calcext:value-type="float">
            <text:p>773.220718811906</text:p>
          </table:table-cell>
          <table:table-cell/>
          <table:table-cell office:value-type="float" office:value="7" calcext:value-type="float">
            <text:p>7</text:p>
          </table:table-cell>
          <table:table-cell table:formula="of:=[.G7]/1000" office:value-type="float" office:value="0.773220718811906" calcext:value-type="float">
            <text:p>0.773220718811906</text:p>
          </table:table-cell>
          <table:table-cell table:number-columns-repeated="2"/>
        </table:table-row>
        <table:table-row table:style-name="ro1">
          <table:table-cell office:value-type="float" office:value="38.9" calcext:value-type="float">
            <text:p>38.9</text:p>
          </table:table-cell>
          <table:table-cell table:formula="of:=[.A8]*10^3" office:value-type="float" office:value="38900" calcext:value-type="float">
            <text:p>3890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2*SQRT([.B8]*[.F8]*0.5461)" office:value-type="float" office:value="824.490921720791" calcext:value-type="float">
            <text:p>824.490921720791</text:p>
          </table:table-cell>
          <table:table-cell/>
          <table:table-cell office:value-type="float" office:value="8" calcext:value-type="float">
            <text:p>8</text:p>
          </table:table-cell>
          <table:table-cell table:formula="of:=[.G8]/1000" office:value-type="float" office:value="0.824490921720791" calcext:value-type="float">
            <text:p>0.824490921720791</text:p>
          </table:table-cell>
          <table:table-cell table:number-columns-repeated="2"/>
        </table:table-row>
        <table:table-row table:style-name="ro1">
          <table:table-cell office:value-type="float" office:value="38.6" calcext:value-type="float">
            <text:p>38.6</text:p>
          </table:table-cell>
          <table:table-cell table:formula="of:=[.A9]*10^3" office:value-type="float" office:value="38600" calcext:value-type="float">
            <text:p>3860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2*SQRT([.B9]*[.F9]*0.5461)" office:value-type="float" office:value="871.1260299176" calcext:value-type="float">
            <text:p>871.1260299176</text:p>
          </table:table-cell>
          <table:table-cell/>
          <table:table-cell office:value-type="float" office:value="9" calcext:value-type="float">
            <text:p>9</text:p>
          </table:table-cell>
          <table:table-cell table:formula="of:=[.G9]/1000" office:value-type="float" office:value="0.8711260299176" calcext:value-type="float">
            <text:p>0.8711260299176</text:p>
          </table:table-cell>
          <table:table-cell table:number-columns-repeated="2"/>
        </table:table-row>
        <table:table-row table:style-name="ro1">
          <table:table-cell office:value-type="float" office:value="38.3" calcext:value-type="float">
            <text:p>38.3</text:p>
          </table:table-cell>
          <table:table-cell table:formula="of:=[.A10]*10^3" office:value-type="float" office:value="38300" calcext:value-type="float">
            <text:p>3830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2*SQRT([.B10]*[.F10]*0.5461)" office:value-type="float" office:value="914.672181713208" calcext:value-type="float">
            <text:p>914.67218171320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G10]/1000" office:value-type="float" office:value="0.914672181713208" calcext:value-type="float">
            <text:p>0.914672181713208</text:p>
          </table:table-cell>
          <table:table-cell table:number-columns-repeated="2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400" calcext:value-type="float">
            <text:p>-400</text:p>
          </table:table-cell>
          <table:table-cell table:number-columns-repeated="10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250" calcext:value-type="float">
            <text:p>-250</text:p>
          </table:table-cell>
          <table:table-cell table:number-columns-repeated="10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120" calcext:value-type="float">
            <text:p>-12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table:number-columns-repeated="8"/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number-columns-repeated="10"/>
          <table:table-cell table:formula="of:=13.8*10000*0.5461/40" office:value-type="float" office:value="1884.045" calcext:value-type="float">
            <text:p>1884.045</text:p>
          </table:table-cell>
          <table:table-cell/>
        </table:table-row>
        <table:table-row table:style-name="ro1">
          <table:table-cell table:number-columns-repeated="10"/>
          <table:table-cell table:formula="of:=1950*2/540" office:value-type="float" office:value="7.22222222222222" calcext:value-type="float">
            <text:p>7.22222222222222</text:p>
          </table:table-cell>
          <table:table-cell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0"/>
          <table:table-cell office:value-type="string" calcext:value-type="string">
            <text:p>b</text:p>
          </table:table-cell>
          <table:table-cell office:value-type="string" calcext:value-type="string">
            <text:p>b0</text:p>
          </table:table-cell>
        </table:table-row>
        <table:table-row table:style-name="ro1">
          <table:table-cell table:number-columns-repeated="10"/>
          <table:table-cell table:formula="of:=0.5461*138000/130" office:value-type="float" office:value="579.706153846154" calcext:value-type="float">
            <text:p>579.706153846154</text:p>
          </table:table-cell>
          <table:table-cell table:formula="of:=0.5461*110000/1700" office:value-type="float" office:value="35.3358823529412" calcext:value-type="float">
            <text:p>35.335882352941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formula="of:=3*0.5461*138000/400" office:value-type="float" office:value="565.2135" calcext:value-type="float">
            <text:p>565.2135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string" calcext:value-type="string">
            <text:p>b0</text:p>
          </table:table-cell>
          <table:table-cell/>
        </table:table-row>
        <table:table-row table:style-name="ro1">
          <table:table-cell table:number-columns-repeated="10"/>
          <table:table-cell table:formula="of:=0.5461*110000/1700" office:value-type="float" office:value="35.3358823529412" calcext:value-type="float">
            <text:p>35.335882352941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/00/0000</text:date>, <text:time style:data-style-name="N2" text:time-value="15:36:33.3571086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3T11:43:18.471090790</meta:creation-date>
    <dc:date>2022-03-25T12:04:31.318535899</dc:date>
    <meta:editing-duration>PT16H37M56S</meta:editing-duration>
    <meta:editing-cycles>2</meta:editing-cycles>
    <meta:generator>LibreOffice/7.3.1.3$Linux_X86_64 LibreOffice_project/eead5aec017556e2cdbf9dfff06537ec58969b73</meta:generator>
    <meta:document-statistic meta:table-count="1" meta:cell-count="8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5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5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1" chart:regression-type="powe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75cm" svg:height="13.873cm" xlink:href=".." xlink:type="simple" chart:class="chart:scatter" chart:style-name="ch1">
        <chart:title svg:x="3.76cm" svg:y="0.413cm" chart:style-name="ch2">
          <text:p>Зависимость размера зон Френеля от количества темных полос</text:p>
        </chart:title>
        <chart:plot-area chart:style-name="ch3" table:cell-range-address="Sheet1.I1:Sheet1.J10" svg:x="1.772cm" svg:y="1.469cm" svg:width="18.882cm" svg:height="10.806cm">
          <chart:coordinate-region svg:x="2.499cm" svg:y="1.668cm" svg:width="17.968cm" svg:height="9.96cm"/>
          <chart:axis chart:dimension="x" chart:name="primary-x" chart:style-name="ch4">
            <chart:title svg:x="10.972cm" svg:y="12.552cm" chart:style-name="ch5">
              <text:p>n</text:p>
            </chart:title>
            <chart:grid chart:style-name="ch6" chart:class="major"/>
          </chart:axis>
          <chart:axis chart:dimension="y" chart:name="primary-y" chart:style-name="ch7">
            <chart:title svg:x="0.451cm" svg:y="7.43cm" chart:style-name="ch8">
              <text:p>2Xn</text:p>
            </chart:title>
            <chart:grid chart:style-name="ch6" chart:class="major"/>
          </chart:axis>
          <chart:series chart:style-name="ch9" chart:values-cell-range-address="Sheet1.J1:Sheet1.J10" chart:class="chart:scatter">
            <chart:domain table:cell-range-address="Sheet1.I1:Sheet1.I10"/>
            <chart:regression-curve chart:style-name="ch10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I1:Sheet1.I10</svg:desc>
                </draw:g>
              </table:table-cell>
              <table:table-cell office:value-type="float" office:value="0.28506083561233">
                <text:p>0.28506083561233</text:p>
                <draw:g>
                  <svg:desc>Sheet1.J1:Sheet1.J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48777985199809">
                <text:p>0.4487779851998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26498205125146">
                <text:p>0.5264982051251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98532872948512">
                <text:p>0.5985328729485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60968985656665">
                <text:p>0.6609689856566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19515670433939">
                <text:p>0.7195156704339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73220718811906">
                <text:p>0.7732207188119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24490921720791">
                <text:p>0.8244909217207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711260299176">
                <text:p>0.87112602991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14672181713208">
                <text:p>0.9146721817132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1.3$Linux_X86_64 LibreOffice_project/eead5aec017556e2cdbf9dfff06537ec58969b73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5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5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text-properties fo:font-size="15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563cm" svg:height="13.368cm" xlink:href=".." xlink:type="simple" chart:class="chart:scatter" chart:style-name="ch1">
        <chart:title svg:x="4.446cm" svg:y="0.403cm" chart:style-name="ch2">
          <text:p>Зависимость координаты минимума от его номера</text:p>
        </chart:title>
        <chart:plot-area chart:style-name="ch3" table:cell-range-address="Sheet1.A17:Sheet1.B23" svg:x="1.742cm" svg:y="1.449cm" svg:width="17.43cm" svg:height="10.331cm">
          <chart:coordinate-region svg:x="1.888cm" svg:y="1.649cm" svg:width="17.19cm" svg:height="9.932cm"/>
          <chart:axis chart:dimension="x" chart:name="primary-x" chart:style-name="ch4">
            <chart:title svg:x="10.137cm" svg:y="12.047cm" chart:style-name="ch5">
              <text:p>m</text:p>
            </chart:title>
            <chart:grid chart:style-name="ch6" chart:class="major"/>
          </chart:axis>
          <chart:axis chart:dimension="y" chart:name="primary-y" chart:style-name="ch7">
            <chart:title svg:x="0.451cm" svg:y="7.106cm" chart:style-name="ch8">
              <text:p>Xm</text:p>
            </chart:title>
            <chart:grid chart:style-name="ch6" chart:class="major"/>
          </chart:axis>
          <chart:series chart:style-name="ch9" chart:values-cell-range-address="Sheet1.B17:Sheet1.B23" chart:class="chart:scatter">
            <chart:domain table:cell-range-address="Sheet1.A17:Sheet1.A23"/>
            <chart:regression-curve chart:style-name="ch10">
              <chart:equation chart:display-equation="true" chart:display-r-square="false" chart:style-name="ch11"/>
            </chart:regression-curve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">
                <text:p>-3</text:p>
                <draw:g>
                  <svg:desc>Sheet1.A17:Sheet1.A23</svg:desc>
                </draw:g>
              </table:table-cell>
              <table:table-cell office:value-type="float" office:value="-400">
                <text:p>-400</text:p>
                <draw:g>
                  <svg:desc>Sheet1.B17:Sheet1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00">
                <text:p>4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1.3$Linux_X86_64 LibreOffice_project/eead5aec017556e2cdbf9dfff06537ec58969b73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